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face style:name="Menlo" svg:font-family="Menlo, Monaco, Consolas, 'Courier New', monospace"/>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803cm" fo:margin-left="0cm" table:align="left" fo:background-color="#272822">
        <style:background-image/>
      </style:table-properties>
    </style:style>
    <style:style style:name="Table1.A" style:family="table-column">
      <style:table-column-properties style:column-width="0.399cm"/>
    </style:style>
    <style:style style:name="Table1.B" style:family="table-column">
      <style:table-column-properties style:column-width="17.404cm"/>
    </style:style>
    <style:style style:name="Table1.A1" style:family="table-cell">
      <style:table-cell-properties style:vertical-align="middle" fo:background-color="#272822" fo:padding="0cm" fo:border="none">
        <style:background-image/>
      </style:table-cell-properties>
    </style:style>
    <style:style style:name="Table1.B1" style:family="table-cell">
      <style:table-cell-properties style:vertical-align="middle" fo:padding="0cm" fo:border="none"/>
    </style:style>
    <style:style style:name="Table2" style:family="table">
      <style:table-properties style:width="17.896cm" fo:margin-left="0cm" table:align="left" fo:background-color="#272822">
        <style:background-image/>
      </style:table-properties>
    </style:style>
    <style:style style:name="Table2.A" style:family="table-column">
      <style:table-column-properties style:column-width="0.584cm"/>
    </style:style>
    <style:style style:name="Table2.B" style:family="table-column">
      <style:table-column-properties style:column-width="17.313cm"/>
    </style:style>
    <style:style style:name="Table2.1" style:family="table-row">
      <style:table-row-properties style:min-row-height="19.202cm"/>
    </style:style>
    <style:style style:name="Table2.A1" style:family="table-cell">
      <style:table-cell-properties style:vertical-align="middle" fo:background-color="#272822" fo:padding="0cm" fo:border="none">
        <style:background-image/>
      </style:table-cell-properties>
    </style:style>
    <style:style style:name="Table2.B1" style:family="table-cell">
      <style:table-cell-properties style:vertical-align="middle" fo:padding="0cm" fo:border="none"/>
    </style:style>
    <style:style style:name="Table3" style:family="table">
      <style:table-properties style:width="17.595cm" fo:margin-left="0cm" table:align="left" fo:background-color="#272822">
        <style:background-image/>
      </style:table-properties>
    </style:style>
    <style:style style:name="Table3.A" style:family="table-column">
      <style:table-column-properties style:column-width="0.399cm"/>
    </style:style>
    <style:style style:name="Table3.B" style:family="table-column">
      <style:table-column-properties style:column-width="17.196cm"/>
    </style:style>
    <style:style style:name="Table3.A1" style:family="table-cell">
      <style:table-cell-properties style:vertical-align="middle" fo:background-color="#272822" fo:padding="0cm" fo:border="none">
        <style:background-image/>
      </style:table-cell-properties>
    </style:style>
    <style:style style:name="Table3.B1" style:family="table-cell">
      <style:table-cell-properties style:vertical-align="middle" fo:padding="0cm" fo:border="none"/>
    </style:style>
    <style:style style:name="P1" style:family="paragraph" style:parent-style-name="Standard">
      <style:text-properties officeooo:paragraph-rsid="000a87e6"/>
    </style:style>
    <style:style style:name="P2" style:family="paragraph" style:parent-style-name="Standard">
      <style:text-properties officeooo:rsid="000c1fdb" officeooo:paragraph-rsid="000c1fdb"/>
    </style:style>
    <style:style style:name="P3" style:family="paragraph" style:parent-style-name="Standard">
      <style:text-properties officeooo:paragraph-rsid="000c1fdb"/>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Lato" fo:font-size="10.5pt" fo:letter-spacing="normal" fo:font-style="normal" fo:font-weight="normal"/>
    </style:style>
    <style:style style:name="P5" style:family="paragraph" style:parent-style-name="Standard">
      <style:paragraph-properties fo:margin-left="0cm" fo:margin-right="0cm" fo:orphans="2" fo:widows="2" fo:text-indent="0cm" style:auto-text-indent="false"/>
      <style:text-properties fo:font-variant="normal" fo:text-transform="none" fo:color="#000000" style:font-name="Lato" fo:font-size="10.5pt" fo:letter-spacing="normal" fo:font-style="normal" fo:font-weight="normal"/>
    </style:style>
    <style:style style:name="P6"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c7254e" style:font-name="Menlo" fo:font-size="9pt" fo:letter-spacing="normal" fo:font-style="normal" fo:font-weight="normal"/>
    </style:style>
    <style:style style:name="P7" style:family="paragraph" style:parent-style-name="Standard">
      <style:paragraph-properties fo:margin-left="0cm" fo:margin-right="0cm" fo:orphans="2" fo:widows="2" fo:text-indent="0cm" style:auto-text-indent="false"/>
    </style:style>
    <style:style style:name="P8" style:family="paragraph" style:parent-style-name="Standard">
      <style:paragraph-properties fo:margin-left="0cm" fo:margin-right="0cm" fo:margin-top="0cm" fo:margin-bottom="0cm" loext:contextual-spacing="false" fo:line-height="140%" fo:text-align="justify" style:justify-single-word="false" fo:orphans="2" fo:widows="2" fo:text-indent="0cm" style:auto-text-indent="false"/>
    </style:style>
    <style:style style:name="P9" style:family="paragraph" style:parent-style-name="Standard">
      <style:paragraph-properties fo:margin-left="0cm" fo:margin-right="0cm" fo:margin-top="0cm" fo:margin-bottom="0cm" loext:contextual-spacing="false" fo:line-height="140%" fo:orphans="2" fo:widows="2" fo:text-indent="0cm" style:auto-text-indent="false"/>
    </style:style>
    <style:style style:name="P10"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style>
    <style:style style:name="P11" style:family="paragraph" style:parent-style-name="Standard">
      <style:paragraph-properties fo:margin-left="0cm" fo:margin-right="0cm" fo:margin-top="0cm" fo:margin-bottom="0cm" loext:contextual-spacing="false" fo:orphans="2" fo:widows="2" fo:text-indent="0cm" style:auto-text-indent="false"/>
    </style:style>
    <style:style style:name="P12"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13"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1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1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1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b85c00" style:font-name="inherit" loext:padding="0cm" loext:border="none"/>
    </style:style>
    <style:style style:name="P1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P18"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000000" style:font-name="Lato" fo:font-size="10.5pt" fo:letter-spacing="normal" fo:font-style="normal" fo:font-weight="normal"/>
    </style:style>
    <style:style style:name="P19" style:family="paragraph" style:parent-style-name="Heading_20_1">
      <style:text-properties fo:font-variant="normal" fo:text-transform="none" fo:color="#ff0000" style:font-name="Lato" fo:font-size="15pt" fo:letter-spacing="normal" fo:font-style="normal" fo:font-weight="bold"/>
    </style:style>
    <style:style style:name="P20" style:family="paragraph" style:parent-style-name="Heading_20_1">
      <style:text-properties fo:font-variant="normal" fo:text-transform="none" fo:color="#dd0000" style:font-name="inherit" fo:font-size="18pt" fo:letter-spacing="normal" fo:font-style="normal" fo:font-weight="bold" loext:padding="0cm" loext:border="none"/>
    </style:style>
    <style:style style:name="P21" style:family="paragraph" style:parent-style-name="Heading_20_2">
      <style:text-properties fo:font-variant="normal" fo:text-transform="none" fo:color="#dd0000" style:font-name="inherit" fo:font-size="16.5pt" fo:letter-spacing="normal" fo:font-style="normal" fo:font-weight="bold" loext:padding="0cm" loext:border="none"/>
    </style:style>
    <style:style style:name="P22" style:family="paragraph" style:parent-style-name="Standard">
      <style:paragraph-properties fo:margin-left="0cm" fo:margin-right="0cm" fo:margin-top="0cm" fo:margin-bottom="0cm" loext:contextual-spacing="false" fo:line-height="140%" fo:text-align="justify" style:justify-single-word="false" fo:orphans="2" fo:widows="2" fo:text-indent="0cm" style:auto-text-indent="false"/>
      <style:text-properties fo:font-variant="normal" fo:text-transform="none" fo:color="#000000" style:font-name="Lato" fo:font-size="10.5pt" fo:letter-spacing="normal" fo:font-style="normal" fo:font-weight="normal"/>
    </style:style>
    <style:style style:name="P23" style:family="paragraph" style:parent-style-name="Standard">
      <style:text-properties officeooo:paragraph-rsid="000cab75"/>
    </style:style>
    <style:style style:name="P24" style:family="paragraph" style:parent-style-name="Standard">
      <style:text-properties officeooo:rsid="000cab75" officeooo:paragraph-rsid="000cab75"/>
    </style:style>
    <style:style style:name="P25" style:family="paragraph" style:parent-style-name="Standard">
      <style:text-properties officeooo:paragraph-rsid="000ec0c9"/>
    </style:style>
    <style:style style:name="P26" style:family="paragraph" style:parent-style-name="Heading_20_3">
      <style:text-properties fo:font-variant="normal" fo:text-transform="none" fo:color="#dd0000" style:font-name="inherit" fo:font-size="15pt" fo:letter-spacing="normal" fo:font-style="normal" fo:font-weight="bold" loext:padding="0cm" loext:border="none"/>
    </style:style>
    <style:style style:name="P2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T1" style:family="text">
      <style:text-properties officeooo:rsid="000825cb"/>
    </style:style>
    <style:style style:name="T2" style:family="text">
      <style:text-properties fo:font-variant="normal" fo:text-transform="none" fo:color="#c7254e" style:font-name="Menlo" fo:font-size="14.25pt" fo:letter-spacing="normal" fo:font-style="normal" fo:font-weight="normal" fo:background-color="#f9f2f4" loext:char-shading-value="0" loext:padding="0cm" loext:border="none"/>
    </style:style>
    <style:style style:name="T3" style:family="text">
      <style:text-properties fo:font-variant="normal" fo:text-transform="none" fo:color="#c7254e" style:font-name="Menlo" fo:font-size="9pt" fo:letter-spacing="normal" fo:font-style="normal" fo:font-weight="normal"/>
    </style:style>
    <style:style style:name="T4" style:family="text">
      <style:text-properties fo:font-variant="normal" fo:text-transform="none" fo:color="#c7254e" style:font-name="Menlo" fo:font-size="9pt" fo:letter-spacing="normal" fo:font-style="normal" fo:font-weight="normal" fo:background-color="#f9f2f4" loext:char-shading-value="0" loext:padding="0cm" loext:border="none"/>
    </style:style>
    <style:style style:name="T5" style:family="text">
      <style:text-properties fo:font-variant="normal" fo:text-transform="none" fo:color="#c7254e" style:font-name="Menlo" fo:font-size="9pt" fo:letter-spacing="normal" fo:font-style="normal" fo:font-weight="normal" officeooo:rsid="000ccfea" fo:background-color="#f9f2f4" loext:char-shading-value="0" loext:padding="0cm" loext:border="none"/>
    </style:style>
    <style:style style:name="T6" style:family="text">
      <style:text-properties fo:font-variant="normal" fo:text-transform="none" fo:color="#c7254e" style:font-name="Menlo" fo:font-size="9pt" fo:letter-spacing="normal" fo:font-style="normal" fo:font-weight="normal" officeooo:rsid="000ec0c9" fo:background-color="#f9f2f4" loext:char-shading-value="0" loext:padding="0cm" loext:border="none"/>
    </style:style>
    <style:style style:name="T7" style:family="text">
      <style:text-properties fo:font-variant="normal" fo:text-transform="none" fo:color="#c7254e" style:font-name="Menlo" fo:font-size="9pt" fo:letter-spacing="normal" fo:font-style="italic" fo:font-weight="normal" fo:background-color="#f9f2f4" loext:char-shading-value="0" loext:padding="0cm" loext:border="none"/>
    </style:style>
    <style:style style:name="T8" style:family="text">
      <style:text-properties fo:font-variant="normal" fo:text-transform="none" fo:color="#c7254e" style:font-name="Menlo" fo:font-size="11.25pt" fo:letter-spacing="normal" fo:font-style="normal" fo:font-weight="normal" fo:background-color="#f9f2f4" loext:char-shading-value="0" loext:padding="0cm" loext:border="none"/>
    </style:style>
    <style:style style:name="T9" style:family="text">
      <style:text-properties fo:font-variant="normal" fo:text-transform="none" fo:color="#c7254e" style:font-name="Menlo" fo:font-size="11.25pt" fo:letter-spacing="normal" fo:font-style="normal" fo:font-weight="normal" officeooo:rsid="000c1fdb" fo:background-color="#f9f2f4" loext:char-shading-value="0" loext:padding="0cm" loext:border="none"/>
    </style:style>
    <style:style style:name="T10" style:family="text">
      <style:text-properties fo:font-variant="normal" fo:text-transform="none" fo:color="#c7254e" style:font-name="Menlo" fo:font-size="11.25pt" fo:letter-spacing="normal" fo:font-style="normal" fo:font-weight="normal" officeooo:rsid="000ccfea" fo:background-color="#f9f2f4" loext:char-shading-value="0" loext:padding="0cm" loext:border="none"/>
    </style:style>
    <style:style style:name="T11" style:family="text">
      <style:text-properties fo:font-variant="normal" fo:text-transform="none" fo:color="#c7254e" style:font-name="Menlo" fo:font-size="11.25pt" fo:letter-spacing="normal" fo:font-style="normal" fo:font-weight="bold" fo:background-color="#f9f2f4" loext:char-shading-value="0" loext:padding="0cm" loext:border="none"/>
    </style:style>
    <style:style style:name="T12" style:family="text">
      <style:text-properties fo:font-variant="normal" fo:text-transform="none" fo:color="#c7254e" style:font-name="Menlo" fo:font-size="11.25pt" fo:letter-spacing="normal" fo:font-style="italic" fo:font-weight="normal" fo:background-color="#f9f2f4" loext:char-shading-value="0" loext:padding="0cm" loext:border="none"/>
    </style:style>
    <style:style style:name="T13" style:family="text">
      <style:text-properties fo:font-variant="normal" fo:text-transform="none" fo:color="#c7254e" style:font-name="inherit" fo:font-size="9pt" fo:letter-spacing="normal" fo:font-style="italic" fo:font-weight="normal" fo:background-color="#f9f2f4" loext:char-shading-value="0" loext:padding="0cm" loext:border="none"/>
    </style:style>
    <style:style style:name="T14" style:family="text">
      <style:text-properties fo:font-variant="normal" fo:text-transform="none" fo:color="#c7254e" style:font-name="inherit" fo:font-size="11.25pt" fo:letter-spacing="normal" fo:font-style="italic" fo:font-weight="normal" fo:background-color="#f9f2f4" loext:char-shading-value="0" loext:padding="0cm" loext:border="none"/>
    </style:style>
    <style:style style:name="T15" style:family="text">
      <style:text-properties fo:font-variant="normal" fo:text-transform="none" fo:color="#c7254e" style:font-name="inherit" fo:font-size="11.25pt" fo:letter-spacing="normal" fo:font-style="italic" fo:font-weight="normal" officeooo:rsid="000c1fdb" fo:background-color="#f9f2f4" loext:char-shading-value="0" loext:padding="0cm" loext:border="none"/>
    </style:style>
    <style:style style:name="T16" style:family="text">
      <style:text-properties fo:font-variant="normal" fo:text-transform="none" fo:color="#dd0000" style:font-name="inherit" fo:font-size="16.5pt" fo:letter-spacing="normal" fo:font-style="normal" fo:font-weight="bold" loext:padding="0cm" loext:border="none"/>
    </style:style>
    <style:style style:name="T17" style:family="text">
      <style:text-properties fo:font-variant="normal" fo:text-transform="none" fo:color="#000000" style:font-name="Lato" fo:font-size="10.5pt" fo:letter-spacing="normal" fo:font-style="normal" fo:font-weight="normal"/>
    </style:style>
    <style:style style:name="T18" style:family="text">
      <style:text-properties fo:font-variant="normal" fo:text-transform="none" fo:color="#000000" style:font-name="Lato" fo:font-size="10.5pt" fo:letter-spacing="normal" fo:font-style="normal" fo:font-weight="normal" loext:padding="0cm" loext:border="none"/>
    </style:style>
    <style:style style:name="T19" style:family="text">
      <style:text-properties fo:font-variant="normal" fo:text-transform="none" fo:color="#000000" style:font-name="Lato" fo:font-size="10.5pt" fo:letter-spacing="normal" fo:font-style="normal" fo:font-weight="normal" officeooo:rsid="000ec0c9" fo:background-color="#f9f2f4" loext:char-shading-value="0" loext:padding="0cm" loext:border="none"/>
    </style:style>
    <style:style style:name="T20" style:family="text">
      <style:text-properties fo:font-variant="normal" fo:text-transform="none" fo:color="#000000" fo:letter-spacing="normal"/>
    </style:style>
    <style:style style:name="T21" style:family="text">
      <style:text-properties fo:font-variant="normal" fo:text-transform="none" fo:color="#000000" fo:font-size="10.5pt" fo:letter-spacing="normal" fo:font-style="normal" fo:font-weight="normal"/>
    </style:style>
    <style:style style:name="T22" style:family="text">
      <style:text-properties fo:font-variant="normal" fo:text-transform="none" fo:color="#000000" fo:font-size="10.5pt" fo:letter-spacing="normal" fo:font-style="normal" fo:font-weight="normal" officeooo:rsid="00091a06"/>
    </style:style>
    <style:style style:name="T23" style:family="text">
      <style:text-properties fo:font-variant="normal" fo:text-transform="none" fo:color="#000000" style:font-name="Menlo" fo:font-size="9pt" fo:letter-spacing="normal" fo:font-style="normal" fo:font-weight="normal" fo:background-color="#f9f2f4" loext:char-shading-value="0" loext:padding="0cm" loext:border="none"/>
    </style:style>
    <style:style style:name="T24" style:family="text">
      <style:text-properties fo:font-variant="normal" fo:text-transform="none" fo:color="#000000" style:font-name="Menlo" fo:font-size="9pt" fo:letter-spacing="normal" fo:font-weight="normal" officeooo:rsid="000ec0c9" fo:background-color="#f9f2f4" loext:char-shading-value="0" loext:padding="0cm" loext:border="none"/>
    </style:style>
    <style:style style:name="T25" style:family="text">
      <style:text-properties fo:font-variant="normal" fo:text-transform="none" fo:color="#000000" style:font-name="inherit" fo:font-size="10.5pt" fo:letter-spacing="normal" fo:font-style="normal" fo:font-weight="normal"/>
    </style:style>
    <style:style style:name="T26" style:family="text">
      <style:text-properties fo:font-variant="normal" fo:text-transform="none" fo:color="#000000" style:font-name="inherit" fo:font-size="10.5pt" fo:letter-spacing="normal" fo:font-style="normal" fo:font-weight="bold" loext:padding="0cm" loext:border="none"/>
    </style:style>
    <style:style style:name="T27" style:family="text">
      <style:text-properties fo:color="#a6e22d"/>
    </style:style>
    <style:style style:name="T28" style:family="text">
      <style:text-properties fo:color="#a6e22d" style:font-name="inherit"/>
    </style:style>
    <style:style style:name="T29" style:family="text">
      <style:text-properties fo:color="#006fe0"/>
    </style:style>
    <style:style style:name="T30" style:family="text">
      <style:text-properties fo:color="#006fe0" style:font-name="inherit"/>
    </style:style>
    <style:style style:name="T31" style:family="text">
      <style:text-properties fo:color="#f92650"/>
    </style:style>
    <style:style style:name="T32" style:family="text">
      <style:text-properties fo:color="#f92650" style:font-name="inherit"/>
    </style:style>
    <style:style style:name="T33" style:family="text">
      <style:text-properties fo:color="#f8f8f2"/>
    </style:style>
    <style:style style:name="T34" style:family="text">
      <style:text-properties fo:color="#f8f8f2" style:font-name="inherit"/>
    </style:style>
    <style:style style:name="T35" style:family="text">
      <style:text-properties fo:color="#66d9ef"/>
    </style:style>
    <style:style style:name="T36" style:family="text">
      <style:text-properties fo:color="#66d9ef" style:font-name="inherit"/>
    </style:style>
    <style:style style:name="T37" style:family="text">
      <style:text-properties officeooo:rsid="000a8ce1" fo:background-color="#ffff00" loext:char-shading-value="0"/>
    </style:style>
    <style:style style:name="T38" style:family="text">
      <style:text-properties officeooo:rsid="000c1fdb"/>
    </style:style>
    <style:style style:name="T39" style:family="text">
      <style:text-properties officeooo:rsid="000cab75"/>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272822" fo:margin-left="0cm" fo:margin-right="0cm"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Linux Device Driver Tutorial Part 6 – Cdev structure and File Operations</text:h>
      <text:p text:style-name="Standard"/>
      <text:p text:style-name="Standard"/>
      <text:p text:style-name="Standard"/>
      <text:h text:style-name="P20" text:outline-level="1"><text:bookmark text:name="Cdev_structure_and_File_Operations_of_Character_drivers"/>Cdev structure and File Operations of <text:span text:style-name="T1">C</text:span>haracter drivers</text:h>
      <text:p text:style-name="P4">If we want to open, read, write and close we need to register some structures to driver.</text:p>
      <text:p text:style-name="Standard"/>
      <text:h text:style-name="Heading_20_2" text:outline-level="2"><text:bookmark text:name="cdev_structure"/><text:span text:style-name="Source_20_Text"><text:span text:style-name="T2">Cdev </text:span></text:span><text:span text:style-name="T16">structure</text:span></text:h>
      <text:p text:style-name="P8"><text:span text:style-name="T17">In linux kernel </text:span><text:span text:style-name="Source_20_Text"><text:span text:style-name="T4">struct inode</text:span></text:span><text:span text:style-name="Source_20_Text"><text:span text:style-name="T23"> </text:span></text:span><text:span text:style-name="T17">structure is used to represent files.Therefore, it is different from the </text:span><text:span text:style-name="Teletype"><text:span text:style-name="T21">file </text:span></text:span><text:span text:style-name="T17">structure that represents an open file descriptor. There can be numerous </text:span><text:span text:style-name="Teletype"><text:span text:style-name="T21">file </text:span></text:span><text:span text:style-name="T17">structures representing multiple open descriptors on a single file, but they all point to a single </text:span><text:span text:style-name="Source_20_Text"><text:span text:style-name="Teletype"><text:span text:style-name="T4">inode</text:span></text:span></text:span><text:span text:style-name="Source_20_Text"><text:span text:style-name="Teletype"><text:span text:style-name="T23"> </text:span></text:span></text:span><text:span text:style-name="T17">structure.</text:span></text:p>
      <text:p text:style-name="P8"><text:span text:style-name="T17">The </text:span><text:span text:style-name="Source_20_Text"><text:span text:style-name="Teletype"><text:span text:style-name="T4">inode</text:span></text:span></text:span><text:span text:style-name="Source_20_Text"><text:span text:style-name="Teletype"><text:span text:style-name="T23"> </text:span></text:span></text:span><text:span text:style-name="T17">structure contains a great deal of information about the file. As a general rule, </text:span><text:span text:style-name="Source_20_Text"><text:span text:style-name="T4">cdev</text:span></text:span><text:span text:style-name="Source_20_Text"><text:span text:style-name="T23"> </text:span></text:span><text:span text:style-name="T17">structure is useful for writing driver code:</text:span></text:p>
      <text:p text:style-name="P8"><text:span text:style-name="Source_20_Text"><text:span text:style-name="T4">struct cdev</text:span></text:span><text:span text:style-name="Source_20_Text"><text:span text:style-name="T23"> </text:span></text:span><text:span text:style-name="T17">is one of the elements of the </text:span><text:span text:style-name="Source_20_Text"><text:span text:style-name="T4">inode</text:span></text:span><text:span text:style-name="Source_20_Text"><text:span text:style-name="T23"> </text:span></text:span><text:span text:style-name="T17">structure. As you probably may know already, an </text:span><text:span text:style-name="Source_20_Text"><text:span text:style-name="T4">inode</text:span></text:span><text:span text:style-name="Source_20_Text"><text:span text:style-name="T23"> </text:span></text:span><text:span text:style-name="T17">structure is used by the kernel internally to represent files. The </text:span><text:span text:style-name="Source_20_Text"><text:span text:style-name="T4">struct cdev</text:span></text:span><text:span text:style-name="Source_20_Text"><text:span text:style-name="T23"> </text:span></text:span><text:span text:style-name="T17">is the kernel’s internal structure that represents char devices. This field contains a pointer to that structure when the </text:span><text:span text:style-name="Source_20_Text"><text:span text:style-name="T4">inode</text:span></text:span><text:span text:style-name="Source_20_Text"><text:span text:style-name="T23"> </text:span></text:span><text:span text:style-name="T17">refers to a char device file.</text:span></text:p>
      <text:p text:style-name="Standard"/>
      <table:table table:name="Table1" table:style-name="Table1">
        <table:table-column table:style-name="Table1.A"/>
        <table:table-column table:style-name="Table1.B"/>
        <table:table-row>
          <table:table-cell table:style-name="Table1.A1" office:value-type="string">
            <text:p text:style-name="P12">1</text:p>
            <text:p text:style-name="P13">2</text:p>
            <text:p text:style-name="P12">3</text:p>
            <text:p text:style-name="P13">4</text:p>
            <text:p text:style-name="P12">5</text:p>
            <text:p text:style-name="P13">6</text:p>
            <text:p text:style-name="P12">7</text:p>
            <text:p text:style-name="P13">8</text:p>
          </table:table-cell>
          <table:table-cell table:style-name="Table1.B1" office:value-type="string">
            <text:section text:style-name="Sect1" text:name="crayon-5b4321b223c3e381643744-1">
              <text:p text:style-name="P14"><text:span text:style-name="T27">struct</text:span><text:span text:style-name="T29"> </text:span><text:span text:style-name="T31">cdev</text:span><text:span text:style-name="T29"> </text:span><text:span text:style-name="T33">{</text:span><text:span text:style-name="T29"> </text:span></text:p>
            </text:section>
            <text:section text:style-name="Sect2" text:name="crayon-5b4321b223c3e381643744-2">
              <text:p text:style-name="P15"><text:span text:style-name="T29">    </text:span><text:span text:style-name="T28">struct</text:span><text:span text:style-name="T30"> </text:span><text:span text:style-name="T32">kobject </text:span><text:span text:style-name="T34">kobj;</text:span><text:span text:style-name="T30"> </text:span></text:p>
            </text:section>
            <text:section text:style-name="Sect1" text:name="crayon-5b4321b223c3e381643744-3">
              <text:p text:style-name="P15"><text:span text:style-name="T29">    </text:span><text:span text:style-name="T28">struct</text:span><text:span text:style-name="T30"> </text:span><text:span text:style-name="T32">module *</text:span><text:span text:style-name="T34">owner;</text:span><text:span text:style-name="T30"> </text:span></text:p>
            </text:section>
            <text:section text:style-name="Sect2" text:name="crayon-5b4321b223c3e381643744-4">
              <text:p text:style-name="P15"><text:span text:style-name="T29">    </text:span><text:span text:style-name="T36">const</text:span><text:span text:style-name="T30"> </text:span><text:span text:style-name="T28">struct</text:span><text:span text:style-name="T30"> </text:span><text:span text:style-name="T32">file_operations *</text:span><text:span text:style-name="T34">ops;</text:span><text:span text:style-name="T30"> </text:span></text:p>
            </text:section>
            <text:section text:style-name="Sect1" text:name="crayon-5b4321b223c3e381643744-5">
              <text:p text:style-name="P15"><text:span text:style-name="T29">    </text:span><text:span text:style-name="T28">struct</text:span><text:span text:style-name="T30"> </text:span><text:span text:style-name="T32">list_head </text:span><text:span text:style-name="T34">list;</text:span><text:span text:style-name="T30"> </text:span></text:p>
            </text:section>
            <text:section text:style-name="Sect2" text:name="crayon-5b4321b223c3e381643744-6">
              <text:p text:style-name="P15"><text:span text:style-name="T29">    </text:span><text:span text:style-name="T32">dev_t </text:span><text:span text:style-name="T34">dev;</text:span><text:span text:style-name="T30"> </text:span></text:p>
            </text:section>
            <text:section text:style-name="Sect1" text:name="crayon-5b4321b223c3e381643744-7">
              <text:p text:style-name="P15"><text:span text:style-name="T29">    </text:span><text:span text:style-name="T28">unsigned</text:span><text:span text:style-name="T30"> </text:span><text:span text:style-name="T28">int</text:span><text:span text:style-name="T30"> </text:span><text:span text:style-name="T34">count;</text:span><text:span text:style-name="T30"> </text:span></text:p>
            </text:section>
            <text:section text:style-name="Sect2" text:name="crayon-5b4321b223c3e381643744-8">
              <text:p text:style-name="P17">};</text:p>
            </text:section>
          </table:table-cell>
        </table:table-row>
      </table:table>
      <text:p text:style-name="Standard"/>
      <text:p text:style-name="P8"><text:span text:style-name="T17">This is </text:span><text:span text:style-name="Source_20_Text"><text:span text:style-name="T4">cdev</text:span></text:span><text:span text:style-name="Source_20_Text"><text:span text:style-name="T23"> </text:span></text:span><text:span text:style-name="T17">structure. Here we need to fill two fields,</text:span></text:p>
      <text:p text:style-name="Standard"><text:tab/><text:span text:style-name="T1">1. </text:span><text:span text:style-name="T25">file_operation (This we will see after this cdev structure)</text:span></text:p>
      <text:p text:style-name="Standard"><text:tab/><text:span text:style-name="T1">2. </text:span><text:span text:style-name="T25">owner (This should be THIS_MODULE)</text:span></text:p>
      <text:p text:style-name="Standard"/>
      <text:p text:style-name="P4">There are two ways of allocating and initializing one of these structures.</text:p>
      <text:p text:style-name="Standard"><text:tab/><text:span text:style-name="T1">1. </text:span><text:span text:style-name="T25">Runtime Allocation</text:span></text:p>
      <text:p text:style-name="Standard"><text:span text:style-name="T1"><text:tab/>2. </text:span><text:span text:style-name="T25">Own allocation</text:span></text:p>
      <text:p text:style-name="P22"/>
      <text:p text:style-name="P8"><text:span text:style-name="T17">If you wish to obtain a standalone </text:span><text:span text:style-name="Source_20_Text"><text:span text:style-name="Teletype"><text:span text:style-name="T4">cdev</text:span></text:span></text:span><text:span text:style-name="Source_20_Text"><text:span text:style-name="T4"> </text:span></text:span><text:span text:style-name="T17">structure at runtime, you may do so with code such as:</text:span></text:p>
      <text:p text:style-name="Standard"><text:tab/><text:span text:style-name="Source_20_Text"><text:span text:style-name="T4">struct cdev *my_cdev = cdev_alloc( );</text:span></text:span><text:line-break/><text:tab/><text:span text:style-name="Source_20_Text"><text:span text:style-name="T4">my_cdev-&gt;ops = &amp;my_fops;</text:span></text:span></text:p>
      <text:p text:style-name="Standard"/>
      <text:p text:style-name="P8"><text:soft-page-break/><text:span text:style-name="T17">Or else you can embed the </text:span><text:span text:style-name="Source_20_Text"><text:span text:style-name="Teletype"><text:span text:style-name="T4">cdev</text:span></text:span></text:span><text:span text:style-name="Source_20_Text"><text:span text:style-name="T4"> </text:span></text:span><text:span text:style-name="T17">structure within a device-specific structure of your own by using below function.</text:span></text:p>
      <text:p text:style-name="P6"><text:tab/><text:tab/>void cdev_init(struct cdev *cdev, struct file_operations *fops);</text:p>
      <text:p text:style-name="Standard"/>
      <text:p text:style-name="P8"><text:span text:style-name="T17">Once the </text:span><text:span text:style-name="Source_20_Text"><text:span text:style-name="Teletype"><text:span text:style-name="T4">cdev</text:span></text:span></text:span><text:span text:style-name="Source_20_Text"><text:span text:style-name="T4"> </text:span></text:span><text:span text:style-name="T17">structure is set up with file_operations and owner, the final step is to tell the kernel about it with a call to:</text:span></text:p>
      <text:p text:style-name="Standard"><text:tab/><text:tab/><text:span text:style-name="T3">int cdev_add(struct cdev *dev, dev_t num, unsigned int count);</text:span></text:p>
      <text:p text:style-name="Standard"/>
      <text:p text:style-name="P4">Here,</text:p>
      <text:p text:style-name="Standard"><text:tab/><text:span text:style-name="Source_20_Text"><text:span text:style-name="Teletype"><text:span text:style-name="T4">dev</text:span></text:span></text:span><text:span text:style-name="Source_20_Text"><text:span text:style-name="T4"> </text:span></text:span><text:span text:style-name="T17">is the </text:span><text:span text:style-name="Teletype"><text:span text:style-name="T21">cdev </text:span></text:span><text:span text:style-name="T17">structure,</text:span></text:p>
      <text:p text:style-name="Standard"><text:tab/><text:span text:style-name="Source_20_Text"><text:span text:style-name="Teletype"><text:span text:style-name="T4">num</text:span></text:span></text:span><text:span text:style-name="Source_20_Text"><text:span text:style-name="T4"> </text:span></text:span><text:span text:style-name="T17">is the first device number to which this device responds, and</text:span></text:p>
      <text:p text:style-name="Standard"><text:tab/><text:span text:style-name="Source_20_Text"><text:span text:style-name="Teletype"><text:span text:style-name="T4">count</text:span></text:span></text:span><text:span text:style-name="Source_20_Text"><text:span text:style-name="T4"> </text:span></text:span><text:span text:style-name="T17">is the number of device numbers that should be associated with the device. <text:tab/>Often </text:span><text:span text:style-name="Teletype"><text:span text:style-name="T21">count</text:span></text:span><text:span text:style-name="Teletype"><text:span text:style-name="T22"> </text:span></text:span><text:span text:style-name="T17">is one, but there are situations where it makes sense to have more <text:tab/>than one device number correspond to a specific device.</text:span></text:p>
      <text:p text:style-name="Standard"/>
      <text:p text:style-name="P18">If this function returns negative error code, your device has not been added to the system. So check the return value of this function.</text:p>
      <text:p text:style-name="Text_20_body"><text:span text:style-name="T17">After a call to </text:span><text:span text:style-name="Source_20_Text"><text:span text:style-name="T4">cdev_add()</text:span></text:span><text:span text:style-name="T17">, your device is immediately alive. All functions you defined (through the file_operations structure) can be called.</text:span></text:p>
      <text:p text:style-name="P4">To remove a char device from the system, call:</text:p>
      <text:p text:style-name="Standard"><text:tab/><text:tab/></text:p>
      <text:p text:style-name="Standard"><text:tab/><text:span text:style-name="T3">void cdev_del(struct cdev *dev);</text:span></text:p>
      <text:p text:style-name="Standard"/>
      <text:p text:style-name="P8"><text:span text:style-name="T17">Clearly, you should not access the </text:span><text:span text:style-name="Source_20_Text"><text:span text:style-name="Teletype"><text:span text:style-name="T4">cdev</text:span></text:span></text:span><text:span text:style-name="Source_20_Text"><text:span text:style-name="T4"> </text:span></text:span><text:span text:style-name="T17">structure after passing it to </text:span><text:span text:style-name="Source_20_Text"><text:span text:style-name="T4">cdev_del</text:span></text:span></text:p>
      <text:p text:style-name="Standard"/>
      <text:h text:style-name="P21" text:outline-level="2"><text:bookmark text:name="File_Operations"/>File_Operations</text:h>
      <text:p text:style-name="P8"><text:span text:style-name="T17">The </text:span><text:span text:style-name="Teletype"><text:span text:style-name="T21">file_operations </text:span></text:span><text:span text:style-name="T17">structure is how a char driver sets up this connection. The structure, defined in </text:span><text:span text:style-name="Source_20_Text"><text:span text:style-name="T7">&lt;linux/fs.h&gt;</text:span></text:span><text:span text:style-name="T17">, is a collection of function pointers. Each open file <text:s/>is associated with its own set of functions . The operations are mostly in charge of implementing the system calls and are therefore, named </text:span><text:span text:style-name="T18">open</text:span><text:span text:style-name="T17">, </text:span><text:span text:style-name="T18">read</text:span><text:span text:style-name="T17">, and so on.</text:span></text:p>
      <text:p text:style-name="Standard"/>
      <text:p text:style-name="P8"><text:span text:style-name="T17">A </text:span><text:span text:style-name="Teletype"><text:span text:style-name="T21">file_operations </text:span></text:span><text:span text:style-name="T17">structure or a pointer to one is called </text:span><text:span text:style-name="Source_20_Text"><text:span text:style-name="Teletype"><text:span text:style-name="T4">fops</text:span></text:span></text:span><text:span text:style-name="T17">. Each field in the structure must point to the function in the driver that implements a specific operation, or be left </text:span><text:span text:style-name="Teletype"><text:span text:style-name="T21">NULL </text:span></text:span><text:span text:style-name="T17">for unsupported operations. The whole structure is mentioned below snippet.</text:span></text:p>
      <text:p text:style-name="Standard"/>
      <text:p text:style-name="Standard"/>
      <table:table table:name="Table2" table:style-name="Table2">
        <table:table-column table:style-name="Table2.A"/>
        <table:table-column table:style-name="Table2.B"/>
        <text:soft-page-break/>
        <table:table-row table:style-name="Table2.1">
          <table:table-cell table:style-name="Table2.A1" office:value-type="string">
            <text:p text:style-name="P12">1</text:p>
            <text:p text:style-name="P13">2</text:p>
            <text:p text:style-name="P12">3</text:p>
            <text:p text:style-name="P13">4</text:p>
            <text:p text:style-name="P12">5</text:p>
            <text:p text:style-name="P13">6</text:p>
            <text:p text:style-name="P12">7</text:p>
            <text:p text:style-name="P13">8</text:p>
            <text:p text:style-name="P12">9</text:p>
            <text:p text:style-name="P13">10</text:p>
            <text:p text:style-name="P12">11</text:p>
            <text:p text:style-name="P13">12</text:p>
            <text:p text:style-name="P12">13</text:p>
            <text:p text:style-name="P13">14</text:p>
            <text:p text:style-name="P12">15</text:p>
            <text:p text:style-name="P13">16</text:p>
            <text:p text:style-name="P12">17</text:p>
            <text:p text:style-name="P13">18</text:p>
            <text:p text:style-name="P12">19</text:p>
            <text:p text:style-name="P13">20</text:p>
            <text:p text:style-name="P12">21</text:p>
            <text:p text:style-name="P13">22</text:p>
            <text:p text:style-name="P12">23</text:p>
            <text:p text:style-name="P13">24</text:p>
            <text:p text:style-name="P12">25</text:p>
            <text:p text:style-name="P13">26</text:p>
            <text:p text:style-name="P12">27</text:p>
            <text:p text:style-name="P13">28</text:p>
            <text:p text:style-name="P12">29</text:p>
            <text:p text:style-name="P13">30</text:p>
            <text:p text:style-name="P12">31</text:p>
            <text:p text:style-name="P13">32</text:p>
            <text:p text:style-name="P12">33</text:p>
            <text:p text:style-name="P13">34</text:p>
            <text:p text:style-name="P12">35</text:p>
            <text:p text:style-name="P13">36</text:p>
            <text:p text:style-name="P12">37</text:p>
            <text:p text:style-name="P13">38</text:p>
            <text:p text:style-name="P12">39</text:p>
          </table:table-cell>
          <table:table-cell table:style-name="Table2.B1" office:value-type="string">
            <text:section text:style-name="Sect1" text:name="crayon-5b4321b223c4b876834368-1">
              <text:p text:style-name="P14"><text:span text:style-name="T27">struct</text:span><text:span text:style-name="T29"> </text:span><text:span text:style-name="T31">file_operations</text:span><text:span text:style-name="T29"> </text:span><text:span text:style-name="T33">{</text:span></text:p>
            </text:section>
            <text:section text:style-name="Sect2" text:name="crayon-5b4321b223c4b876834368-2">
              <text:p text:style-name="P14"><text:span text:style-name="T27">struct</text:span><text:span text:style-name="T29"> </text:span><text:span text:style-name="T31">module *</text:span><text:span text:style-name="T33">owner;</text:span></text:p>
            </text:section>
            <text:section text:style-name="Sect1" text:name="crayon-5b4321b223c4b876834368-3">
              <text:p text:style-name="P14"><text:span text:style-name="T31">loff_t</text:span><text:span text:style-name="T29"> </text:span><text:span text:style-name="T33">(*llseek)</text:span><text:span text:style-name="T29"> </text:span><text:span text:style-name="T33">(</text:span><text:span text:style-name="T27">struct</text:span><text:span text:style-name="T29"> </text:span><text:span text:style-name="T31">file *</text:span><text:span text:style-name="T33">,</text:span><text:span text:style-name="T29"> </text:span><text:span text:style-name="T33">loff_t,</text:span><text:span text:style-name="T29"> </text:span><text:span text:style-name="T27">int</text:span><text:span text:style-name="T33">);</text:span></text:p>
            </text:section>
            <text:section text:style-name="Sect2" text:name="crayon-5b4321b223c4b876834368-4">
              <text:p text:style-name="P14"><text:span text:style-name="T31">ssize_t</text:span><text:span text:style-name="T29"> </text:span><text:span text:style-name="T33">(*read)</text:span><text:span text:style-name="T29"> </text:span><text:span text:style-name="T33">(</text:span><text:span text:style-name="T27">struct</text:span><text:span text:style-name="T29"> </text:span><text:span text:style-name="T31">file *</text:span><text:span text:style-name="T33">,</text:span><text:span text:style-name="T29"> </text:span><text:span text:style-name="T27">char</text:span><text:span text:style-name="T29"> </text:span><text:span text:style-name="T31">__user *</text:span><text:span text:style-name="T33">,</text:span><text:span text:style-name="T29"> </text:span><text:span text:style-name="T33">size_t,</text:span><text:span text:style-name="T29"> </text:span><text:span text:style-name="T31">loff_t *</text:span><text:span text:style-name="T33">);</text:span></text:p>
            </text:section>
            <text:section text:style-name="Sect1" text:name="crayon-5b4321b223c4b876834368-5">
              <text:p text:style-name="P14"><text:span text:style-name="T31">ssize_t</text:span><text:span text:style-name="T29"> </text:span><text:span text:style-name="T33">(*write)</text:span><text:span text:style-name="T29"> </text:span><text:span text:style-name="T33">(</text:span><text:span text:style-name="T27">struct</text:span><text:span text:style-name="T29"> </text:span><text:span text:style-name="T31">file *</text:span><text:span text:style-name="T33">,</text:span><text:span text:style-name="T29"> </text:span><text:span text:style-name="T35">const</text:span><text:span text:style-name="T29"> </text:span><text:span text:style-name="T27">char</text:span><text:span text:style-name="T29"> </text:span><text:span text:style-name="T31">__user *</text:span><text:span text:style-name="T33">,</text:span><text:span text:style-name="T29"> </text:span><text:span text:style-name="T33">size_t,</text:span><text:span text:style-name="T29"> </text:span><text:span text:style-name="T31">loff_t *</text:span><text:span text:style-name="T33">);</text:span></text:p>
            </text:section>
            <text:section text:style-name="Sect2" text:name="crayon-5b4321b223c4b876834368-6">
              <text:p text:style-name="P14"><text:span text:style-name="T31">ssize_t</text:span><text:span text:style-name="T29"> </text:span><text:span text:style-name="T33">(*read_iter)</text:span><text:span text:style-name="T29"> </text:span><text:span text:style-name="T33">(</text:span><text:span text:style-name="T27">struct</text:span><text:span text:style-name="T29"> </text:span><text:span text:style-name="T31">kiocb *</text:span><text:span text:style-name="T33">,</text:span><text:span text:style-name="T29"> </text:span><text:span text:style-name="T27">struct</text:span><text:span text:style-name="T29"> </text:span><text:span text:style-name="T31">iov_iter *</text:span><text:span text:style-name="T33">);</text:span></text:p>
            </text:section>
            <text:section text:style-name="Sect1" text:name="crayon-5b4321b223c4b876834368-7">
              <text:p text:style-name="P14"><text:span text:style-name="T31">ssize_t</text:span><text:span text:style-name="T29"> </text:span><text:span text:style-name="T33">(*write_iter)</text:span><text:span text:style-name="T29"> </text:span><text:span text:style-name="T33">(</text:span><text:span text:style-name="T27">struct</text:span><text:span text:style-name="T29"> </text:span><text:span text:style-name="T31">kiocb *</text:span><text:span text:style-name="T33">,</text:span><text:span text:style-name="T29"> </text:span><text:span text:style-name="T27">struct</text:span><text:span text:style-name="T29"> </text:span><text:span text:style-name="T31">iov_iter *</text:span><text:span text:style-name="T33">);</text:span></text:p>
            </text:section>
            <text:section text:style-name="Sect2" text:name="crayon-5b4321b223c4b876834368-8">
              <text:p text:style-name="P14"><text:span text:style-name="T27">int</text:span><text:span text:style-name="T29"> </text:span><text:span text:style-name="T33">(*iterate)</text:span><text:span text:style-name="T29"> </text:span><text:span text:style-name="T33">(</text:span><text:span text:style-name="T27">struct</text:span><text:span text:style-name="T29"> </text:span><text:span text:style-name="T31">file *</text:span><text:span text:style-name="T33">,</text:span><text:span text:style-name="T29"> </text:span><text:span text:style-name="T27">struct</text:span><text:span text:style-name="T29"> </text:span><text:span text:style-name="T31">dir_context *</text:span><text:span text:style-name="T33">);</text:span></text:p>
            </text:section>
            <text:section text:style-name="Sect1" text:name="crayon-5b4321b223c4b876834368-9">
              <text:p text:style-name="P14"><text:span text:style-name="T27">int</text:span><text:span text:style-name="T29"> </text:span><text:span text:style-name="T33">(*iterate_shared)</text:span><text:span text:style-name="T29"> </text:span><text:span text:style-name="T33">(</text:span><text:span text:style-name="T27">struct</text:span><text:span text:style-name="T29"> </text:span><text:span text:style-name="T31">file *</text:span><text:span text:style-name="T33">,</text:span><text:span text:style-name="T29"> </text:span><text:span text:style-name="T27">struct</text:span><text:span text:style-name="T29"> </text:span><text:span text:style-name="T31">dir_context *</text:span><text:span text:style-name="T33">);</text:span></text:p>
            </text:section>
            <text:section text:style-name="Sect2" text:name="crayon-5b4321b223c4b876834368-10">
              <text:p text:style-name="P14"><text:span text:style-name="T27">unsigned</text:span><text:span text:style-name="T29"> </text:span><text:span text:style-name="T27">int</text:span><text:span text:style-name="T29"> </text:span><text:span text:style-name="T33">(*poll)</text:span><text:span text:style-name="T29"> </text:span><text:span text:style-name="T33">(</text:span><text:span text:style-name="T27">struct</text:span><text:span text:style-name="T29"> </text:span><text:span text:style-name="T31">file *</text:span><text:span text:style-name="T33">,</text:span><text:span text:style-name="T29"> </text:span><text:span text:style-name="T27">struct</text:span><text:span text:style-name="T29"> </text:span><text:span text:style-name="T31">poll_table_struct *</text:span><text:span text:style-name="T33">);</text:span></text:p>
            </text:section>
            <text:section text:style-name="Sect1" text:name="crayon-5b4321b223c4b876834368-11">
              <text:p text:style-name="P14"><text:span text:style-name="T27">long</text:span><text:span text:style-name="T29"> </text:span><text:span text:style-name="T33">(*unlocked_ioctl)</text:span><text:span text:style-name="T29"> </text:span><text:span text:style-name="T33">(</text:span><text:span text:style-name="T27">struct</text:span><text:span text:style-name="T29"> </text:span><text:span text:style-name="T31">file *</text:span><text:span text:style-name="T33">,</text:span><text:span text:style-name="T29"> </text:span><text:span text:style-name="T27">unsigned</text:span><text:span text:style-name="T29"> </text:span><text:span text:style-name="T27">int</text:span><text:span text:style-name="T33">,</text:span><text:span text:style-name="T29"> </text:span><text:span text:style-name="T27">unsigned</text:span><text:span text:style-name="T29"> </text:span><text:span text:style-name="T27">long</text:span><text:span text:style-name="T33">);</text:span></text:p>
            </text:section>
            <text:section text:style-name="Sect2" text:name="crayon-5b4321b223c4b876834368-12">
              <text:p text:style-name="P14"><text:span text:style-name="T27">long</text:span><text:span text:style-name="T29"> </text:span><text:span text:style-name="T33">(*compat_ioctl)</text:span><text:span text:style-name="T29"> </text:span><text:span text:style-name="T33">(</text:span><text:span text:style-name="T27">struct</text:span><text:span text:style-name="T29"> </text:span><text:span text:style-name="T31">file *</text:span><text:span text:style-name="T33">,</text:span><text:span text:style-name="T29"> </text:span><text:span text:style-name="T27">unsigned</text:span><text:span text:style-name="T29"> </text:span><text:span text:style-name="T27">int</text:span><text:span text:style-name="T33">,</text:span><text:span text:style-name="T29"> </text:span><text:span text:style-name="T27">unsigned</text:span><text:span text:style-name="T29"> </text:span><text:span text:style-name="T27">long</text:span><text:span text:style-name="T33">);</text:span></text:p>
            </text:section>
            <text:section text:style-name="Sect1" text:name="crayon-5b4321b223c4b876834368-13">
              <text:p text:style-name="P14"><text:span text:style-name="T27">int</text:span><text:span text:style-name="T29"> </text:span><text:span text:style-name="T33">(*mmap)</text:span><text:span text:style-name="T29"> </text:span><text:span text:style-name="T33">(</text:span><text:span text:style-name="T27">struct</text:span><text:span text:style-name="T29"> </text:span><text:span text:style-name="T31">file *</text:span><text:span text:style-name="T33">,</text:span><text:span text:style-name="T29"> </text:span><text:span text:style-name="T27">struct</text:span><text:span text:style-name="T29"> </text:span><text:span text:style-name="T31">vm_area_struct *</text:span><text:span text:style-name="T33">);</text:span></text:p>
            </text:section>
            <text:section text:style-name="Sect2" text:name="crayon-5b4321b223c4b876834368-14">
              <text:p text:style-name="P14"><text:span text:style-name="T27">int</text:span><text:span text:style-name="T29"> </text:span><text:span text:style-name="T33">(*open)</text:span><text:span text:style-name="T29"> </text:span><text:span text:style-name="T33">(</text:span><text:span text:style-name="T27">struct</text:span><text:span text:style-name="T29"> </text:span><text:span text:style-name="T31">inode *</text:span><text:span text:style-name="T33">,</text:span><text:span text:style-name="T29"> </text:span><text:span text:style-name="T27">struct</text:span><text:span text:style-name="T29"> </text:span><text:span text:style-name="T31">file *</text:span><text:span text:style-name="T33">);</text:span></text:p>
            </text:section>
            <text:section text:style-name="Sect1" text:name="crayon-5b4321b223c4b876834368-15">
              <text:p text:style-name="P14"><text:span text:style-name="T27">int</text:span><text:span text:style-name="T29"> </text:span><text:span text:style-name="T33">(*flush)</text:span><text:span text:style-name="T29"> </text:span><text:span text:style-name="T33">(</text:span><text:span text:style-name="T27">struct</text:span><text:span text:style-name="T29"> </text:span><text:span text:style-name="T31">file *</text:span><text:span text:style-name="T33">,</text:span><text:span text:style-name="T29"> </text:span><text:span text:style-name="T31">fl_owner_t </text:span><text:span text:style-name="T33">id);</text:span></text:p>
            </text:section>
            <text:section text:style-name="Sect2" text:name="crayon-5b4321b223c4b876834368-16">
              <text:p text:style-name="P14"><text:span text:style-name="T27">int</text:span><text:span text:style-name="T29"> </text:span><text:span text:style-name="T33">(*release)</text:span><text:span text:style-name="T29"> </text:span><text:span text:style-name="T33">(</text:span><text:span text:style-name="T27">struct</text:span><text:span text:style-name="T29"> </text:span><text:span text:style-name="T31">inode *</text:span><text:span text:style-name="T33">,</text:span><text:span text:style-name="T29"> </text:span><text:span text:style-name="T27">struct</text:span><text:span text:style-name="T29"> </text:span><text:span text:style-name="T31">file *</text:span><text:span text:style-name="T33">);</text:span></text:p>
            </text:section>
            <text:section text:style-name="Sect1" text:name="crayon-5b4321b223c4b876834368-17">
              <text:p text:style-name="P14"><text:span text:style-name="T27">int</text:span><text:span text:style-name="T29"> </text:span><text:span text:style-name="T33">(*fsync)</text:span><text:span text:style-name="T29"> </text:span><text:span text:style-name="T33">(</text:span><text:span text:style-name="T27">struct</text:span><text:span text:style-name="T29"> </text:span><text:span text:style-name="T31">file *</text:span><text:span text:style-name="T33">,</text:span><text:span text:style-name="T29"> </text:span><text:span text:style-name="T33">loff_t,</text:span><text:span text:style-name="T29"> </text:span><text:span text:style-name="T33">loff_t,</text:span><text:span text:style-name="T29"> </text:span><text:span text:style-name="T27">int</text:span><text:span text:style-name="T29"> </text:span><text:span text:style-name="T33">datasync);</text:span></text:p>
            </text:section>
            <text:section text:style-name="Sect2" text:name="crayon-5b4321b223c4b876834368-18">
              <text:p text:style-name="P14"><text:span text:style-name="T27">int</text:span><text:span text:style-name="T29"> </text:span><text:span text:style-name="T33">(*fasync)</text:span><text:span text:style-name="T29"> </text:span><text:span text:style-name="T33">(</text:span><text:span text:style-name="T27">int</text:span><text:span text:style-name="T33">,</text:span><text:span text:style-name="T29"> </text:span><text:span text:style-name="T27">struct</text:span><text:span text:style-name="T29"> </text:span><text:span text:style-name="T31">file *</text:span><text:span text:style-name="T33">,</text:span><text:span text:style-name="T29"> </text:span><text:span text:style-name="T27">int</text:span><text:span text:style-name="T33">);</text:span></text:p>
            </text:section>
            <text:section text:style-name="Sect1" text:name="crayon-5b4321b223c4b876834368-19">
              <text:p text:style-name="P14"><text:span text:style-name="T27">int</text:span><text:span text:style-name="T29"> </text:span><text:span text:style-name="T33">(*lock)</text:span><text:span text:style-name="T29"> </text:span><text:span text:style-name="T33">(</text:span><text:span text:style-name="T27">struct</text:span><text:span text:style-name="T29"> </text:span><text:span text:style-name="T31">file *</text:span><text:span text:style-name="T33">,</text:span><text:span text:style-name="T29"> </text:span><text:span text:style-name="T27">int</text:span><text:span text:style-name="T33">,</text:span><text:span text:style-name="T29"> </text:span><text:span text:style-name="T27">struct</text:span><text:span text:style-name="T29"> </text:span><text:span text:style-name="T31">file_lock *</text:span><text:span text:style-name="T33">);</text:span></text:p>
            </text:section>
            <text:section text:style-name="Sect2" text:name="crayon-5b4321b223c4b876834368-20">
              <text:p text:style-name="P14"><text:span text:style-name="T31">ssize_t</text:span><text:span text:style-name="T29"> </text:span><text:span text:style-name="T33">(*sendpage)</text:span><text:span text:style-name="T29"> </text:span><text:span text:style-name="T33">(</text:span><text:span text:style-name="T27">struct</text:span><text:span text:style-name="T29"> </text:span><text:span text:style-name="T31">file *</text:span><text:span text:style-name="T33">,</text:span><text:span text:style-name="T29"> </text:span><text:span text:style-name="T27">struct</text:span><text:span text:style-name="T29"> </text:span><text:span text:style-name="T31">page *</text:span><text:span text:style-name="T33">,</text:span><text:span text:style-name="T29"> </text:span><text:span text:style-name="T27">int</text:span><text:span text:style-name="T33">,</text:span><text:span text:style-name="T29"> </text:span><text:span text:style-name="T33">size_t,</text:span><text:span text:style-name="T29"> </text:span><text:span text:style-name="T31">loff_t *</text:span><text:span text:style-name="T33">,</text:span><text:span text:style-name="T29"> </text:span><text:span text:style-name="T27">int</text:span><text:span text:style-name="T33">);</text:span></text:p>
            </text:section>
            <text:section text:style-name="Sect1" text:name="crayon-5b4321b223c4b876834368-21">
              <text:p text:style-name="P14"><text:span text:style-name="T27">unsigned</text:span><text:span text:style-name="T29"> </text:span><text:span text:style-name="T27">long</text:span><text:span text:style-name="T29"> </text:span><text:span text:style-name="T33">(*get_unmapped_area)(</text:span><text:span text:style-name="T27">struct</text:span><text:span text:style-name="T29"> </text:span><text:span text:style-name="T31">file *</text:span><text:span text:style-name="T33">,</text:span><text:span text:style-name="T29"> </text:span><text:span text:style-name="T27">unsigned</text:span><text:span text:style-name="T29"> </text:span><text:span text:style-name="T27">long</text:span><text:span text:style-name="T33">,</text:span><text:span text:style-name="T29"> </text:span><text:span text:style-name="T27">unsigned</text:span><text:span text:style-name="T29"> </text:span><text:span text:style-name="T27">long</text:span><text:span text:style-name="T33">,</text:span><text:span text:style-name="T29"> </text:span><text:span text:style-name="T27">unsigned</text:span><text:span text:style-name="T29"> </text:span><text:span text:style-name="T27">long</text:span><text:span text:style-name="T33">,</text:span><text:span text:style-name="T29"> </text:span><text:span text:style-name="T27">unsigned</text:span><text:span text:style-name="T29"> </text:span><text:span text:style-name="T27">long</text:span><text:span text:style-name="T33">);</text:span></text:p>
            </text:section>
            <text:section text:style-name="Sect2" text:name="crayon-5b4321b223c4b876834368-22">
              <text:p text:style-name="P14"><text:span text:style-name="T27">int</text:span><text:span text:style-name="T29"> </text:span><text:span text:style-name="T33">(*check_flags)(</text:span><text:span text:style-name="T27">int</text:span><text:span text:style-name="T33">);</text:span></text:p>
            </text:section>
            <text:section text:style-name="Sect1" text:name="crayon-5b4321b223c4b876834368-23">
              <text:p text:style-name="P14"><text:span text:style-name="T27">int</text:span><text:span text:style-name="T29"> </text:span><text:span text:style-name="T33">(*flock)</text:span><text:span text:style-name="T29"> </text:span><text:span text:style-name="T33">(</text:span><text:span text:style-name="T27">struct</text:span><text:span text:style-name="T29"> </text:span><text:span text:style-name="T31">file *</text:span><text:span text:style-name="T33">,</text:span><text:span text:style-name="T29"> </text:span><text:span text:style-name="T27">int</text:span><text:span text:style-name="T33">,</text:span><text:span text:style-name="T29"> </text:span><text:span text:style-name="T27">struct</text:span><text:span text:style-name="T29"> </text:span><text:span text:style-name="T31">file_lock *</text:span><text:span text:style-name="T33">);</text:span></text:p>
            </text:section>
            <text:section text:style-name="Sect2" text:name="crayon-5b4321b223c4b876834368-24">
              <text:p text:style-name="P14"><text:span text:style-name="T31">ssize_t</text:span><text:span text:style-name="T29"> </text:span><text:span text:style-name="T33">(*splice_write)(</text:span><text:span text:style-name="T27">struct</text:span><text:span text:style-name="T29"> </text:span><text:span text:style-name="T31">pipe_inode_info *</text:span><text:span text:style-name="T33">,</text:span><text:span text:style-name="T29"> </text:span><text:span text:style-name="T27">struct</text:span><text:span text:style-name="T29"> </text:span><text:span text:style-name="T31">file *</text:span><text:span text:style-name="T33">,</text:span><text:span text:style-name="T29"> </text:span><text:span text:style-name="T31">loff_t *</text:span><text:span text:style-name="T33">,</text:span><text:span text:style-name="T29"> </text:span><text:span text:style-name="T33">size_t,</text:span><text:span text:style-name="T29"> </text:span><text:span text:style-name="T27">unsigned</text:span><text:span text:style-name="T29"> </text:span><text:span text:style-name="T27">int</text:span><text:span text:style-name="T33">);</text:span></text:p>
            </text:section>
            <text:section text:style-name="Sect1" text:name="crayon-5b4321b223c4b876834368-25">
              <text:p text:style-name="P14"><text:span text:style-name="T31">ssize_t</text:span><text:span text:style-name="T29"> </text:span><text:span text:style-name="T33">(*splice_read)(</text:span><text:span text:style-name="T27">struct</text:span><text:span text:style-name="T29"> </text:span><text:span text:style-name="T31">file *</text:span><text:span text:style-name="T33">,</text:span><text:span text:style-name="T29"> </text:span><text:span text:style-name="T31">loff_t *</text:span><text:span text:style-name="T33">,</text:span><text:span text:style-name="T29"> </text:span><text:span text:style-name="T27">struct</text:span><text:span text:style-name="T29"> </text:span><text:span text:style-name="T31">pipe_inode_info *</text:span><text:span text:style-name="T33">,</text:span><text:span text:style-name="T29"> </text:span><text:span text:style-name="T33">size_t,</text:span><text:span text:style-name="T29"> </text:span><text:span text:style-name="T27">unsigned</text:span><text:span text:style-name="T29"> </text:span><text:span text:style-name="T27">int</text:span><text:span text:style-name="T33">);</text:span></text:p>
            </text:section>
            <text:section text:style-name="Sect2" text:name="crayon-5b4321b223c4b876834368-26">
              <text:p text:style-name="P14"><text:span text:style-name="T27">int</text:span><text:span text:style-name="T29"> </text:span><text:span text:style-name="T33">(*setlease)(</text:span><text:span text:style-name="T27">struct</text:span><text:span text:style-name="T29"> </text:span><text:span text:style-name="T31">file *</text:span><text:span text:style-name="T33">,</text:span><text:span text:style-name="T29"> </text:span><text:span text:style-name="T27">long</text:span><text:span text:style-name="T33">,</text:span><text:span text:style-name="T29"> </text:span><text:span text:style-name="T27">struct</text:span><text:span text:style-name="T29"> </text:span><text:span text:style-name="T31">file_lock *</text:span><text:span text:style-name="T33">*,</text:span><text:span text:style-name="T29"> </text:span><text:span text:style-name="T27">void</text:span><text:span text:style-name="T29"> </text:span><text:span text:style-name="T33">**);</text:span></text:p>
            </text:section>
            <text:section text:style-name="Sect1" text:name="crayon-5b4321b223c4b876834368-27">
              <text:p text:style-name="P14"><text:span text:style-name="T27">long</text:span><text:span text:style-name="T29"> </text:span><text:span text:style-name="T33">(*fallocate)(</text:span><text:span text:style-name="T27">struct</text:span><text:span text:style-name="T29"> </text:span><text:span text:style-name="T31">file *</text:span><text:span text:style-name="T33">file,</text:span><text:span text:style-name="T29"> </text:span><text:span text:style-name="T27">int</text:span><text:span text:style-name="T29"> </text:span><text:span text:style-name="T33">mode,</text:span><text:span text:style-name="T29"> </text:span><text:span text:style-name="T31">loff_t </text:span><text:span text:style-name="T33">offset,</text:span></text:p>
            </text:section>
            <text:section text:style-name="Sect2" text:name="crayon-5b4321b223c4b876834368-28">
              <text:p text:style-name="P15"><text:span text:style-name="T29">  </text:span><text:span text:style-name="T32">loff_t </text:span><text:span text:style-name="T34">len);</text:span></text:p>
            </text:section>
            <text:section text:style-name="Sect1" text:name="crayon-5b4321b223c4b876834368-29">
              <text:p text:style-name="P14"><text:span text:style-name="T27">void</text:span><text:span text:style-name="T29"> </text:span><text:span text:style-name="T33">(*show_fdinfo)(</text:span><text:span text:style-name="T27">struct</text:span><text:span text:style-name="T29"> </text:span><text:span text:style-name="T31">seq_file *</text:span><text:span text:style-name="T33">m,</text:span><text:span text:style-name="T29"> </text:span><text:span text:style-name="T27">struct</text:span><text:span text:style-name="T29"> </text:span><text:span text:style-name="T31">file *</text:span><text:span text:style-name="T33">f);</text:span></text:p>
            </text:section>
            <text:section text:style-name="Sect2" text:name="crayon-5b4321b223c4b876834368-30">
              <text:p text:style-name="P16">#ifndef CONFIG_MMU</text:p>
            </text:section>
            <text:section text:style-name="Sect1" text:name="crayon-5b4321b223c4b876834368-31">
              <text:p text:style-name="P14"><text:span text:style-name="T27">unsigned</text:span><text:span text:style-name="T29"> </text:span><text:span text:style-name="T33">(*mmap_capabilities)(</text:span><text:span text:style-name="T27">struct</text:span><text:span text:style-name="T29"> </text:span><text:span text:style-name="T31">file *</text:span><text:span text:style-name="T33">);</text:span></text:p>
            </text:section>
            <text:section text:style-name="Sect2" text:name="crayon-5b4321b223c4b876834368-32">
              <text:p text:style-name="P16">#endif</text:p>
            </text:section>
            <text:section text:style-name="Sect1" text:name="crayon-5b4321b223c4b876834368-33">
              <text:p text:style-name="P14"><text:span text:style-name="T31">ssize_t</text:span><text:span text:style-name="T29"> </text:span><text:span text:style-name="T33">(*copy_file_range)(</text:span><text:span text:style-name="T27">struct</text:span><text:span text:style-name="T29"> </text:span><text:span text:style-name="T31">file *</text:span><text:span text:style-name="T33">,</text:span><text:span text:style-name="T29"> </text:span><text:span text:style-name="T33">loff_t,</text:span><text:span text:style-name="T29"> </text:span><text:span text:style-name="T27">struct</text:span><text:span text:style-name="T29"> </text:span><text:span text:style-name="T31">file *</text:span><text:span text:style-name="T33">,</text:span></text:p>
            </text:section>
            <text:section text:style-name="Sect2" text:name="crayon-5b4321b223c4b876834368-34">
              <text:p text:style-name="P14"><text:span text:style-name="T33">loff_t,</text:span><text:span text:style-name="T29"> </text:span><text:span text:style-name="T33">size_t,</text:span><text:span text:style-name="T29"> </text:span><text:span text:style-name="T27">unsigned</text:span><text:span text:style-name="T29"> </text:span><text:span text:style-name="T27">int</text:span><text:span text:style-name="T33">);</text:span></text:p>
            </text:section>
            <text:section text:style-name="Sect1" text:name="crayon-5b4321b223c4b876834368-35">
              <text:p text:style-name="P14"><text:span text:style-name="T27">int</text:span><text:span text:style-name="T29"> </text:span><text:span text:style-name="T33">(*clone_file_range)(</text:span><text:span text:style-name="T27">struct</text:span><text:span text:style-name="T29"> </text:span><text:span text:style-name="T31">file *</text:span><text:span text:style-name="T33">,</text:span><text:span text:style-name="T29"> </text:span><text:span text:style-name="T33">loff_t,</text:span><text:span text:style-name="T29"> </text:span><text:span text:style-name="T27">struct</text:span><text:span text:style-name="T29"> </text:span><text:span text:style-name="T31">file *</text:span><text:span text:style-name="T33">,</text:span><text:span text:style-name="T29"> </text:span><text:span text:style-name="T33">loff_t,</text:span></text:p>
            </text:section>
            <text:section text:style-name="Sect2" text:name="crayon-5b4321b223c4b876834368-36">
              <text:p text:style-name="P17">u64);</text:p>
            </text:section>
            <text:section text:style-name="Sect1" text:name="crayon-5b4321b223c4b876834368-37">
              <text:p text:style-name="P14"><text:span text:style-name="T31">ssize_t</text:span><text:span text:style-name="T29"> </text:span><text:span text:style-name="T33">(*dedupe_file_range)(</text:span><text:span text:style-name="T27">struct</text:span><text:span text:style-name="T29"> </text:span><text:span text:style-name="T31">file *</text:span><text:span text:style-name="T33">,</text:span><text:span text:style-name="T29"> </text:span><text:span text:style-name="T33">u64,</text:span><text:span text:style-name="T29"> </text:span><text:span text:style-name="T33">u64,</text:span><text:span text:style-name="T29"> </text:span><text:span text:style-name="T27">struct</text:span><text:span text:style-name="T29"> </text:span><text:span text:style-name="T31">file *</text:span><text:span text:style-name="T33">,</text:span></text:p>
            </text:section>
            <text:section text:style-name="Sect2" text:name="crayon-5b4321b223c4b876834368-38">
              <text:p text:style-name="P17">u64);</text:p>
            </text:section>
            <text:section text:style-name="Sect1" text:name="crayon-5b4321b223c4b876834368-39">
              <text:p text:style-name="P17">};</text:p>
            </text:section>
          </table:table-cell>
        </table:table-row>
      </table:table>
      <text:p text:style-name="Standard"/>
      <text:p text:style-name="P4">This file_operations structure contains many fields. But we will concentrate on very basic functions. Below we will see some fields explanation.</text:p>
      <text:p text:style-name="Standard"/>
      <text:p text:style-name="Standard"/>
      <text:p text:style-name="Standard"/>
      <text:p text:style-name="Standard"/>
      <text:p text:style-name="Standard"/>
      <text:p text:style-name="Standard"/>
      <text:p text:style-name="P1"><text:span text:style-name="Strong_20_Emphasis"><text:span text:style-name="T26"/></text:span></text:p>
      <text:p text:style-name="P1"><text:soft-page-break/><text:span text:style-name="Strong_20_Emphasis"><text:span text:style-name="T26">struct module *owner:</text:span></text:span></text:p>
      <text:p text:style-name="Standard"/>
      <text:p text:style-name="P8"><text:span text:style-name="T17">The first </text:span><text:span text:style-name="Teletype"><text:span text:style-name="T21">file_operations </text:span></text:span><text:span text:style-name="T17">field is not an operation at all; it is a pointer to the module that “owns” the structure. This field is used to prevent the module from being unloaded while its operations are in use. Almost all the time, it is simply initialized to </text:span><text:span text:style-name="Source_20_Text"><text:span text:style-name="Teletype"><text:span text:style-name="T4">THIS_MODULE</text:span></text:span></text:span><text:span text:style-name="T17">, a macro defined in </text:span><text:span text:style-name="Source_20_Text"><text:span text:style-name="T7">&lt;linux/module.h&gt;</text:span></text:span><text:span text:style-name="T17">.</text:span></text:p>
      <text:p text:style-name="Standard"/>
      <text:p text:style-name="P10"><text:span text:style-name="Strong_20_Emphasis"><text:span text:style-name="T26">ssize_t (*read) (struct file *, char _ _user *, size_t, loff_t *);</text:span></text:span></text:p>
      <text:p text:style-name="Standard"/>
      <text:p text:style-name="P8"><text:span text:style-name="T17">Used to retrieve data from the device. A null pointer in this position causes the </text:span><text:span text:style-name="T18">read </text:span><text:span text:style-name="T17">system call to fail with </text:span><text:span text:style-name="Source_20_Text"><text:span text:style-name="Teletype"><text:span text:style-name="T4">-EINVAL </text:span></text:span></text:span><text:span text:style-name="T17">(“Invalid argument”). A non negative return value represents the number of bytes successfully read (the return value is a “signed size” type, usually the native integer type for the target platform).</text:span></text:p>
      <text:p text:style-name="Standard"/>
      <text:p text:style-name="P10"><text:span text:style-name="Strong_20_Emphasis"><text:span text:style-name="T26">ssize_t (*write) (struct file *, const char _ _user *, size_t, loff_t *);</text:span></text:span></text:p>
      <text:p text:style-name="Standard"/>
      <text:p text:style-name="P8"><text:span text:style-name="T17">Sends data to the device. If </text:span><text:span text:style-name="Teletype"><text:span text:style-name="T21">NULL</text:span></text:span><text:span text:style-name="T17">, </text:span><text:span text:style-name="Source_20_Text"><text:span text:style-name="Teletype"><text:span text:style-name="T4">-EINVAL</text:span></text:span></text:span><text:span text:style-name="Source_20_Text"><text:span text:style-name="Teletype"><text:span text:style-name="T23"> </text:span></text:span></text:span><text:span text:style-name="T17">is returned to the program calling the </text:span><text:span text:style-name="T18">write </text:span><text:span text:style-name="T17">system call. The return value, if non negative, represents the number of bytes successfully written.</text:span></text:p>
      <text:p text:style-name="Standard"/>
      <text:p text:style-name="P10"><text:span text:style-name="Strong_20_Emphasis"><text:span text:style-name="T26">int (*ioctl) (struct inode *, struct file *, unsigned int, unsigned long);</text:span></text:span></text:p>
      <text:p text:style-name="Standard"/>
      <text:p text:style-name="P8"><text:span text:style-name="T17">The </text:span><text:span text:style-name="T18">ioctl </text:span><text:span text:style-name="T17">system call offers a way to issue device-specific commands (such as formatting a track of a floppy disk, which is neither reading nor writing). Additionally, a few </text:span><text:span text:style-name="T18">ioctl </text:span><text:span text:style-name="T17">commands are recognized by the kernel without referring to the </text:span><text:span text:style-name="Teletype"><text:span text:style-name="T21">fops </text:span></text:span><text:span text:style-name="T17">table. If the device doesn’t provide an </text:span><text:span text:style-name="T18">ioctl </text:span><text:span text:style-name="T17">method, the system call returns an error for any request that isn’t predefined (</text:span><text:span text:style-name="Source_20_Text"><text:span text:style-name="Teletype"><text:span text:style-name="T4">-ENOTTY</text:span></text:span></text:span><text:span text:style-name="T17">, “No such ioctl for device”).</text:span></text:p>
      <text:p text:style-name="Standard"/>
      <text:p text:style-name="P11"><text:span text:style-name="Strong_20_Emphasis"><text:span text:style-name="T26">int (*open) (struct inode *, struct file *);</text:span></text:span></text:p>
      <text:p text:style-name="Standard"/>
      <text:p text:style-name="P7"><text:span text:style-name="T17">Though this is always the first operation performed on the device file, the driver is not required to declare a corresponding method. If this entry is </text:span><text:span text:style-name="Teletype"><text:span text:style-name="T21">NULL</text:span></text:span><text:span text:style-name="T17">, opening the device always succeeds, but your driver isn’t notified.</text:span></text:p>
      <text:p text:style-name="Standard"/>
      <text:p text:style-name="P11"><text:span text:style-name="Strong_20_Emphasis"><text:span text:style-name="T26">int (*release) (struct inode *, struct file *);</text:span></text:span></text:p>
      <text:p text:style-name="Standard"/>
      <text:p text:style-name="P11"><text:span text:style-name="T17">This operation is invoked when the </text:span><text:span text:style-name="Teletype"><text:span text:style-name="T21">file </text:span></text:span><text:span text:style-name="T17">structure is being released. Like </text:span><text:span text:style-name="T18">open</text:span><text:span text:style-name="T17">, </text:span><text:span text:style-name="T18">release </text:span><text:span text:style-name="T17">can be </text:span><text:span text:style-name="Teletype"><text:span text:style-name="T21">NULL</text:span></text:span><text:span text:style-name="T17">.</text:span></text:p>
      <text:p text:style-name="Standard"/>
      <text:h text:style-name="P26" text:outline-level="3"><text:bookmark text:name="Example"/>Example</text:h>
      <table:table table:name="Table3" table:style-name="Table3">
        <table:table-column table:style-name="Table3.A"/>
        <table:table-column table:style-name="Table3.B"/>
        <table:table-row>
          <table:table-cell table:style-name="Table3.A1" office:value-type="string">
            <text:p text:style-name="P12">1</text:p>
            <text:p text:style-name="P13">2</text:p>
            <text:p text:style-name="P12">3</text:p>
            <text:p text:style-name="P13">4</text:p>
            <text:p text:style-name="P12">5</text:p>
            <text:p text:style-name="P13">6</text:p>
            <text:p text:style-name="P12">7</text:p>
            <text:p text:style-name="P13">8</text:p>
          </table:table-cell>
          <table:table-cell table:style-name="Table3.B1" office:value-type="string">
            <text:section text:style-name="Sect1" text:name="crayon-5b4321b223c52766105780-1">
              <text:p text:style-name="P14"><text:span text:style-name="T35">static</text:span><text:span text:style-name="T29"> </text:span><text:span text:style-name="T27">struct</text:span><text:span text:style-name="T29"> </text:span><text:span text:style-name="T31">file_operations </text:span><text:span text:style-name="T33">fops</text:span><text:span text:style-name="T29"> </text:span><text:span text:style-name="T33">=</text:span></text:p>
            </text:section>
            <text:section text:style-name="Sect2" text:name="crayon-5b4321b223c52766105780-2">
              <text:p text:style-name="P17">{</text:p>
            </text:section>
            <text:section text:style-name="Sect1" text:name="crayon-5b4321b223c52766105780-3">
              <text:p text:style-name="P14"><text:span text:style-name="T33">.owner <text:s text:c="3"/></text:span><text:span text:style-name="T29"><text:s/></text:span><text:span text:style-name="T33">=</text:span><text:span text:style-name="T29"> <text:s/></text:span><text:span text:style-name="T33">THIS_MODULE,</text:span></text:p>
            </text:section>
            <text:section text:style-name="Sect2" text:name="crayon-5b4321b223c52766105780-4">
              <text:p text:style-name="P14"><text:span text:style-name="T33">.read </text:span><text:span text:style-name="T29"><text:s text:c="7"/></text:span><text:span text:style-name="T33">=</text:span><text:span text:style-name="T29"> </text:span><text:span text:style-name="T33">etx_read,</text:span></text:p>
            </text:section>
            <text:section text:style-name="Sect1" text:name="crayon-5b4321b223c52766105780-5">
              <text:p text:style-name="P14"><text:span text:style-name="T33">.write </text:span><text:span text:style-name="T29"><text:s text:c="6"/></text:span><text:span text:style-name="T33">=</text:span><text:span text:style-name="T29"> </text:span><text:span text:style-name="T33">etx_write,</text:span></text:p>
            </text:section>
            <text:section text:style-name="Sect2" text:name="crayon-5b4321b223c52766105780-6">
              <text:p text:style-name="P14"><text:span text:style-name="T33">.open</text:span><text:span text:style-name="T29"> <text:s text:c="6"/></text:span><text:span text:style-name="T33">=</text:span><text:span text:style-name="T29"> </text:span><text:span text:style-name="T33">etx_open,</text:span></text:p>
            </text:section>
            <text:section text:style-name="Sect1" text:name="crayon-5b4321b223c52766105780-7">
              <text:p text:style-name="P14"><text:span text:style-name="T33">.release</text:span><text:span text:style-name="T29"> <text:s text:c="2"/></text:span><text:span text:style-name="T33">=</text:span><text:span text:style-name="T29"> </text:span><text:span text:style-name="T33">etx_release,</text:span></text:p>
            </text:section>
            <text:section text:style-name="Sect2" text:name="crayon-5b4321b223c52766105780-8">
              <text:p text:style-name="P17">};</text:p>
            </text:section>
          </table:table-cell>
        </table:table-row>
      </table:table>
      <text:p text:style-name="P5"><text:soft-page-break/>If you want to understand the complete flow just have a look at our dummy driver.</text:p>
      <text:p text:style-name="Standard"/>
      <text:p text:style-name="Standard"><text:tab/><text:tab/><text:span text:style-name="T37">Vim dummyDriver.c</text:span></text:p>
      <text:p text:style-name="Standard"/>
      <text:p text:style-name="Standard"/>
      <text:p text:style-name="P3"><text:span text:style-name="T38">1. </text:span><text:span text:style-name="T25">Build the driver by using Makefile (</text:span><text:span text:style-name="Source_20_Text"><text:span text:style-name="Emphasis"><text:span text:style-name="T13">sudo make</text:span></text:span></text:span><text:span text:style-name="T25">)</text:span></text:p>
      <text:p text:style-name="P3"><text:span text:style-name="T38">2. </text:span><text:span text:style-name="T25">Load the driver using </text:span><text:span text:style-name="Emphasis"><text:span text:style-name="Source_20_Text"><text:span text:style-name="T4">sudo insmod</text:span></text:span></text:span></text:p>
      <text:p text:style-name="P3"><text:span text:style-name="T38">3. </text:span><text:span text:style-name="T25">Do </text:span><text:span text:style-name="Source_20_Text"><text:span text:style-name="T4">echo 1 &gt; /dev/etx_device</text:span></text:span></text:p>
      <text:p text:style-name="P2"><text:span text:style-name="Source_20_Text"><text:span text:style-name="T4"/></text:span></text:p>
      <text:p text:style-name="P2"><text:span text:style-name="Source_20_Text"><text:span text:style-name="T4">Echo </text:span></text:span><text:span text:style-name="T17">will open the driver and write 1 into the driver and finally close the driver. So if i do </text:span><text:span text:style-name="Source_20_Text"><text:span text:style-name="T4">echo </text:span></text:span><text:span text:style-name="T17">to our driver, it should call the open, write and release functions. Just check.</text:span></text:p>
      <text:p text:style-name="Standard"/>
      <text:p text:style-name="P9"><text:a xlink:type="simple" xlink:href="mailto:linux@embetronicx-VirtualBox" text:style-name="Internet_20_link" text:visited-style-name="Visited_20_Internet_20_Link"><text:span text:style-name="Emphasis"><text:span text:style-name="Source_20_Text"><text:span text:style-name="T8">linux@</text:span></text:span></text:span></text:a><text:span text:style-name="Emphasis"><text:span text:style-name="Source_20_Text"><text:span text:style-name="T9">Technologics</text:span></text:span></text:span><text:span text:style-name="Emphasis"><text:span text:style-name="Source_20_Text"><text:span text:style-name="T8">:/home/driver/driver# <text:s/></text:span></text:span></text:span><text:span text:style-name="Emphasis"><text:span text:style-name="Source_20_Text"><text:span text:style-name="Strong_20_Emphasis"><text:span text:style-name="T11">echo 1 &gt; /dev/etx_device</text:span></text:span></text:span></text:span><text:span text:style-name="Emphasis"><text:span text:style-name="Source_20_Text"><text:span text:style-name="T8"> </text:span></text:span></text:span></text:p>
      <text:p text:style-name="Standard"/>
      <text:p text:style-name="P3"><text:span text:style-name="T38">4. </text:span><text:span text:style-name="T17">Now Check using </text:span><text:span text:style-name="Source_20_Text"><text:span text:style-name="T4">dmesg</text:span></text:span></text:p>
      <text:p text:style-name="Standard"/>
      <text:p text:style-name="Standard"><text:tab/><text:span text:style-name="Source_20_Text"><text:span text:style-name="Emphasis"><text:span text:style-name="T14">linux@</text:span></text:span></text:span><text:span text:style-name="Source_20_Text"><text:span text:style-name="Emphasis"><text:span text:style-name="T15">Technologics</text:span></text:span></text:span><text:span text:style-name="Source_20_Text"><text:span text:style-name="Emphasis"><text:span text:style-name="T14">:</text:span></text:span></text:span><text:span text:style-name="Source_20_Text"><text:span text:style-name="T8">/home/driver/driver$ </text:span></text:span><text:span text:style-name="Source_20_Text"><text:span text:style-name="Strong_20_Emphasis"><text:span text:style-name="T11">dmesg</text:span></text:span></text:span><text:span text:style-name="Source_20_Text"><text:span text:style-name="T8"> </text:span></text:span><text:line-break/><text:tab/><text:span text:style-name="Source_20_Text"><text:span text:style-name="T8">[19721.611967] Major = 246 Minor = 0 </text:span></text:span><text:line-break/><text:tab/><text:span text:style-name="Source_20_Text"><text:span text:style-name="T8">[19721.618716] Device Driver Insert...Done!!!</text:span></text:span><text:line-break/><text:tab/><text:span text:style-name="Source_20_Text"><text:span text:style-name="T8">[19763.176347] Driver Open Function Called...!!!</text:span></text:span><text:line-break/><text:tab/><text:span text:style-name="Source_20_Text"><text:span text:style-name="T8">[19763.176363] Driver Write Function Called...!!!</text:span></text:span><text:line-break/><text:tab/><text:span text:style-name="Source_20_Text"><text:span text:style-name="T8">[19763.176369] Driver Release Function Called...!!!</text:span></text:span></text:p>
      <text:p text:style-name="Standard"/>
      <text:p text:style-name="P23"><text:span text:style-name="T39">5. </text:span><text:span text:style-name="T17">Do </text:span><text:span text:style-name="Source_20_Text"><text:span text:style-name="T4">cat &gt; /dev/etx_device</text:span></text:span></text:p>
      <text:p text:style-name="P24"/>
      <text:p text:style-name="P24"><text:span text:style-name="Source_20_Text"><text:span text:style-name="T4">Cat</text:span></text:span><text:span text:style-name="Source_20_Text"><text:span text:style-name="T23"> </text:span></text:span><text:span text:style-name="T17">command will open the driver, read the driver and close the driver. So if i do </text:span><text:span text:style-name="Source_20_Text"><text:span text:style-name="T4">cat</text:span></text:span><text:span text:style-name="Source_20_Text"><text:span text:style-name="T23"> </text:span></text:span><text:span text:style-name="T17">to our driver, it should call the open, read and release functions. Just check.</text:span></text:p>
      <text:p text:style-name="P24"/>
      <text:p text:style-name="P24"><text:span text:style-name="Emphasis"><text:span text:style-name="Source_20_Text"><text:span text:style-name="T8">linux@</text:span></text:span></text:span><text:span text:style-name="Source_20_Text"><text:span text:style-name="T10">Technologics</text:span></text:span><text:span text:style-name="Source_20_Text"><text:span text:style-name="Emphasis"><text:span text:style-name="T8">:/home/driver/driver#  </text:span></text:span></text:span><text:span text:style-name="Emphasis"><text:span text:style-name="Source_20_Text"><text:span text:style-name="Strong_20_Emphasis"><text:span text:style-name="T11">cat /dev/etx_device</text:span></text:span></text:span></text:span></text:p>
      <text:p text:style-name="P24"><text:span text:style-name="Source_20_Text"><text:span text:style-name="T6"/></text:span></text:p>
      <text:p text:style-name="P25"><text:span text:style-name="Source_20_Text"><text:span text:style-name="T6">6. </text:span></text:span><text:span text:style-name="Source_20_Text"><text:span text:style-name="Emphasis"><text:span text:style-name="T24"> </text:span></text:span></text:span><text:span text:style-name="Source_20_Text"><text:span text:style-name="T19">Now Check using </text:span></text:span><text:span text:style-name="Source_20_Text"><text:span text:style-name="T6">dmesg</text:span></text:span></text:p>
      <text:p text:style-name="P24"><text:span text:style-name="Source_20_Text"><text:span text:style-name="T4"/></text:span></text:p>
      <text:p text:style-name="P24"><text:span text:style-name="Source_20_Text"><text:span text:style-name="Emphasis"><text:span text:style-name="T12">linux@embetronicx-VirtualBox:</text:span></text:span></text:span><text:span text:style-name="Source_20_Text"><text:span text:style-name="T8">/home/driver/driver$ </text:span></text:span><text:span text:style-name="Source_20_Text"><text:span text:style-name="Strong_20_Emphasis"><text:span text:style-name="T11">dmesg</text:span></text:span></text:span><text:span text:style-name="Source_20_Text"><text:span text:style-name="T4"> </text:span></text:span></text:p>
      <text:p text:style-name="P24"><text:span text:style-name="Source_20_Text"><text:span text:style-name="T8">[19763.176347] Driver Open Function Called...!!!</text:span></text:span><text:span text:style-name="Source_20_Text"><text:span text:style-name="T4"><text:line-break/></text:span></text:span><text:span text:style-name="Source_20_Text"><text:span text:style-name="T8">[19763.176363] Driver Read Function Called...!!!</text:span></text:span><text:span text:style-name="Source_20_Text"><text:span text:style-name="T4"><text:line-break/></text:span></text:span><text:span text:style-name="Source_20_Text"><text:span text:style-name="T8">[19763.176369] Driver Release Function Called...!!!</text:span></text:span></text:p>
      <text:p text:style-name="P24"><text:span text:style-name="Source_20_Text"><text:span text:style-name="T4"/></text:span></text:p>
      <text:p text:style-name="P24"><text:span text:style-name="Source_20_Text"><text:span text:style-name="T4"/></text:span></text:p>
      <text:p text:style-name="P24"><text:span text:style-name="Source_20_Text"><text:span text:style-name="T4"/></text:span></text:p>
      <text:p text:style-name="P24"><text:span text:style-name="Source_20_Text"><text:span text:style-name="T4"/></text:span></text:p>
      <text:p text:style-name="P24"><text:span text:style-name="Source_20_Text"><text:span text:style-name="T4"/></text:span></text:p>
      <text:p text:style-name="P24"><text:span text:style-name="Source_20_Text"><text:span text:style-name="T4"/></text:span></text:p>
      <text:p text:style-name="P24"><text:span text:style-name="Source_20_Text"><text:span text:style-name="T4"/></text:span></text:p>
      <text:p text:style-name="P24"><text:span text:style-name="Source_20_Text"><text:span text:style-name="T4"/></text:span></text:p>
      <text:p text:style-name="P24"><text:span text:style-name="Source_20_Text"><text:span text:style-name="T4"/></text:span></text:p>
      <text:p text:style-name="P24"><text:span text:style-name="Source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face style:name="Menlo" svg:font-family="Menlo, Monaco, Consolas, 'Courier New', monospace"/>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14:20:29.820829050</meta:creation-date>
    <dc:date>2018-07-09T15:23:38.691074694</dc:date>
    <meta:editing-duration>PT12M51S</meta:editing-duration>
    <meta:editing-cycles>5</meta:editing-cycles>
    <meta:generator>LibreOffice/5.1.6.2$Linux_X86_64 LibreOffice_project/10m0$Build-2</meta:generator>
    <meta:document-statistic meta:table-count="3" meta:image-count="0" meta:object-count="0" meta:page-count="5" meta:paragraph-count="171" meta:word-count="1416" meta:character-count="8833" meta:non-whitespace-character-count="7493"/>
  </office:meta>
</office:document-meta>
</file>